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dgetState.strictest( WidgetState one , WidgetState tw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State.stricterThan( WidgetState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State.isAcceptingInpu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State.stateFor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State.WidgetState(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State.isValidating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State.isDisplaying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